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6cm" draw:marker-start-width="0.359cm" draw:marker-end-width="0.359cm" draw:fill-color="#ffffff" draw:textarea-horizontal-align="justify" draw:textarea-vertical-align="middle" draw:auto-grow-height="false" fo:min-height="2.184cm" fo:min-width="4.474cm" fo:padding-top="0.178cm" fo:padding-bottom="0.178cm" fo:padding-left="0.303cm" fo:padding-right="0.303cm" loext:decorative="false"/>
      <style:paragraph-properties style:writing-mode="lr-tb"/>
    </style:style>
    <style:style style:name="gr2" style:family="graphic" style:parent-style-name="standard">
      <style:graphic-properties svg:stroke-width="0.106cm" draw:marker-start-width="0.359cm" draw:marker-end-width="0.359cm" draw:textarea-vertical-align="middle" fo:padding-top="0.178cm" fo:padding-bottom="0.178cm" fo:padding-left="0.303cm" fo:padding-right="0.303cm" loext:decorative="false"/>
    </style:style>
    <style:style style:name="gr3" style:family="graphic" style:parent-style-name="standard">
      <style:graphic-properties svg:stroke-width="0.106cm" draw:marker-start-width="0.359cm" draw:marker-end-width="0.359cm" draw:fill-color="#ffffff" draw:textarea-horizontal-align="justify" draw:textarea-vertical-align="middle" draw:auto-grow-height="false" fo:min-height="1.549cm" fo:min-width="1.616cm" fo:padding-top="0.178cm" fo:padding-bottom="0.178cm" fo:padding-left="0.303cm" fo:padding-right="0.303cm" loext:decorative="false"/>
      <style:paragraph-properties style:writing-mode="lr-tb"/>
    </style:style>
    <style:style style:name="gr4" style:family="graphic" style:parent-style-name="objectwithoutfill">
      <style:graphic-properties draw:stroke="dash" draw:stroke-dash="Dot" svg:stroke-width="0.106cm" svg:stroke-color="#ff0000" draw:marker-start-width="0.359cm" draw:marker-end-width="0.359cm" svg:stroke-linecap="butt" draw:fill="none" draw:textarea-vertical-align="middle" fo:padding-top="0.178cm" fo:padding-bottom="0.178cm" fo:padding-left="0.303cm" fo:padding-right="0.303cm" loext:decorative="false"/>
    </style:style>
    <style:style style:name="gr5" style:family="graphic" style:parent-style-name="standard">
      <style:graphic-properties svg:stroke-color="#ff0000" draw:fill-color="#ffffff" draw:textarea-horizontal-align="justify" draw:textarea-vertical-align="middle" draw:auto-grow-height="false" fo:min-height="1.337cm" fo:min-width="3.945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-color="#ffffff"/>
      <style:paragraph-properties fo:text-align="center"/>
      <style:text-properties fo:font-size="12pt" style:font-size-asian="12pt" style:font-size-complex="12pt"/>
    </style:style>
    <style:style style:name="P4" style:family="paragraph">
      <style:paragraph-properties fo:margin-left="0cm" fo:margin-right="0cm" fo:margin-top="0cm" fo:margin-bottom="0cm" fo:line-height="100%" fo:text-align="center" fo:text-indent="0cm"/>
    </style:style>
    <style:style style:name="P5" style:family="paragraph">
      <loext:graphic-properties draw:fill="none"/>
      <style:paragraph-properties fo:text-align="center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5.08cm" svg:height="2.54cm" svg:x="8.303cm" svg:y="7.668cm">
          <text:p text:style-name="P1">Featherweight</text:p>
          <text:p text:style-name="P1">Blue Raven</text:p>
          <draw:enhanced-geometry svg:viewBox="0 0 21600 21600" draw:type="rectangle" draw:enhanced-path="M 0 0 L 21600 0 21600 21600 0 21600 0 0 Z N"/>
        </draw:custom-shape>
        <draw:custom-shape draw:style-name="gr1" draw:text-style-name="P2" xml:id="id6" draw:id="id6" draw:layer="layout" svg:width="5.08cm" svg:height="2.54cm" svg:x="14.653cm" svg:y="7.668cm">
          <text:p text:style-name="P1">Missile Works</text:p>
          <text:p text:style-name="P1">RRC2L</text:p>
          <draw:enhanced-geometry svg:viewBox="0 0 21600 21600" draw:type="rectangle" draw:enhanced-path="M 0 0 L 21600 0 21600 21600 0 21600 0 0 Z N"/>
        </draw:custom-shape>
        <draw:custom-shape draw:style-name="gr1" draw:text-style-name="P2" xml:id="id5" draw:id="id5" draw:layer="layout" svg:width="5.08cm" svg:height="2.54cm" svg:x="20.685cm" svg:y="12.113cm">
          <text:p text:style-name="P1">Alkaline</text:p>
          <text:p text:style-name="P1">Battery 9V</text:p>
          <draw:enhanced-geometry svg:viewBox="0 0 21600 21600" draw:type="rectangle" draw:enhanced-path="M 0 0 L 21600 0 21600 21600 0 21600 0 0 Z N"/>
        </draw:custom-shape>
        <draw:custom-shape draw:style-name="gr1" draw:text-style-name="P2" xml:id="id3" draw:id="id3" draw:layer="layout" svg:width="5.08cm" svg:height="2.54cm" svg:x="2.27cm" svg:y="12.113cm">
          <text:p text:style-name="P1">Alkaline</text:p>
          <text:p text:style-name="P1">Battery 9V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08cm" svg:height="2.54cm" svg:x="2.27cm" svg:y="8.938cm">
          <text:p text:style-name="P1">External</text:p>
          <text:p text:style-name="P1">Switch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08cm" svg:height="2.54cm" svg:x="2.27cm" svg:y="8.938cm">
          <text:p text:style-name="P1">External</text:p>
          <text:p text:style-name="P1">Switch</text:p>
          <draw:enhanced-geometry svg:viewBox="0 0 21600 21600" draw:type="rectangle" draw:enhanced-path="M 0 0 L 21600 0 21600 21600 0 21600 0 0 Z N"/>
        </draw:custom-shape>
        <draw:custom-shape draw:style-name="gr1" draw:text-style-name="P2" xml:id="id1" draw:id="id1" draw:layer="layout" svg:width="5.08cm" svg:height="2.54cm" svg:x="2.27cm" svg:y="8.938cm">
          <text:p text:style-name="P1">External</text:p>
          <text:p text:style-name="P1">Switch</text:p>
          <draw:enhanced-geometry svg:viewBox="0 0 21600 21600" draw:type="rectangle" draw:enhanced-path="M 0 0 L 21600 0 21600 21600 0 21600 0 0 Z N"/>
        </draw:custom-shape>
        <draw:custom-shape draw:style-name="gr1" draw:text-style-name="P2" xml:id="id4" draw:id="id4" draw:layer="layout" svg:width="5.08cm" svg:height="2.54cm" svg:x="20.685cm" svg:y="8.938cm">
          <text:p text:style-name="P1">External</text:p>
          <text:p text:style-name="P1">Switch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7.35cm" svg:y1="10.208cm" svg:x2="8.303cm" svg:y2="8.938cm" draw:start-shape="id1" draw:start-glue-point="1" draw:end-shape="id2" draw:end-glue-point="3" svg:d="M7350 10208h477v-1270h476" svg:viewBox="0 0 954 1271">
          <text:p/>
        </draw:connector>
        <draw:connector draw:style-name="gr2" draw:text-style-name="P1" draw:layer="layout" svg:x1="4.81cm" svg:y1="11.478cm" svg:x2="4.81cm" svg:y2="12.113cm" draw:start-shape="id1" draw:start-glue-point="2" draw:end-shape="id3" draw:end-glue-point="0" svg:d="M4810 11478v635" svg:viewBox="0 0 1 636">
          <text:p/>
        </draw:connector>
        <draw:connector draw:style-name="gr2" draw:text-style-name="P1" draw:layer="layout" svg:x1="23.225cm" svg:y1="11.478cm" svg:x2="23.225cm" svg:y2="12.113cm" draw:start-shape="id4" draw:start-glue-point="2" draw:end-shape="id5" draw:end-glue-point="0" svg:d="M23225 11478v635" svg:viewBox="0 0 1 636">
          <text:p/>
        </draw:connector>
        <draw:connector draw:style-name="gr2" draw:text-style-name="P1" draw:layer="layout" svg:x1="20.685cm" svg:y1="10.208cm" svg:x2="19.733cm" svg:y2="8.938cm" draw:start-shape="id4" draw:start-glue-point="3" draw:end-shape="id6" draw:end-glue-point="1" svg:d="M20685 10208h-476v-1270h-476" svg:viewBox="0 0 953 1271">
          <text:p/>
        </draw:connector>
        <draw:custom-shape draw:style-name="gr3" draw:text-style-name="P3" xml:id="id11" draw:id="id11" draw:layer="layout" svg:width="2.222cm" svg:height="1.905cm" svg:x="8.303cm" svg:y="1.635cm">
          <text:p text:style-name="P1"><text:span text:style-name="T1">Charge</text:span></text:p>
          <text:p text:style-name="P1"><text:span text:style-name="T1">Cup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12" draw:id="id12" draw:layer="layout" svg:width="2.222cm" svg:height="1.905cm" svg:x="11.407cm" svg:y="1.635cm">
          <text:p text:style-name="P1"><text:span text:style-name="T1">Charge</text:span></text:p>
          <text:p text:style-name="P1"><text:span text:style-name="T1">Cup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13" draw:id="id13" draw:layer="layout" svg:width="2.222cm" svg:height="1.905cm" svg:x="14.512cm" svg:y="1.635cm">
          <text:p text:style-name="P1"><text:span text:style-name="T1">Charge</text:span></text:p>
          <text:p text:style-name="P1"><text:span text:style-name="T1">Cup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14" draw:id="id14" draw:layer="layout" svg:width="2.222cm" svg:height="1.905cm" svg:x="17.51cm" svg:y="1.635cm">
          <text:p text:style-name="P1"><text:span text:style-name="T1">Charge</text:span></text:p>
          <text:p text:style-name="P1"><text:span text:style-name="T1">Cup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7" draw:id="id7" draw:layer="layout" svg:width="2.222cm" svg:height="1.905cm" svg:x="8.304cm" svg:y="4.81cm">
          <text:p text:style-name="P1"><text:span text:style-name="T1">Safe</text:span></text:p>
          <text:p text:style-name="P1"><text:span text:style-name="T1">Switch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8" draw:id="id8" draw:layer="layout" svg:width="2.222cm" svg:height="1.905cm" svg:x="11.408cm" svg:y="4.81cm">
          <text:p text:style-name="P4"><text:span text:style-name="T1">Safe</text:span></text:p>
          <text:p text:style-name="P4"><text:span text:style-name="T1">Switch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9" draw:id="id9" draw:layer="layout" svg:width="2.222cm" svg:height="1.905cm" svg:x="14.513cm" svg:y="4.81cm">
          <text:p text:style-name="P4"><text:span text:style-name="T1">Safe</text:span></text:p>
          <text:p text:style-name="P4"><text:span text:style-name="T1">Switch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10" draw:id="id10" draw:layer="layout" svg:width="2.222cm" svg:height="1.905cm" svg:x="17.511cm" svg:y="4.81cm">
          <text:p text:style-name="P4"><text:span text:style-name="T1">Safe</text:span></text:p>
          <text:p text:style-name="P4"><text:span text:style-name="T1">Switch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10.843cm" svg:y1="7.668cm" svg:x2="9.415cm" svg:y2="6.715cm" draw:start-shape="id2" draw:start-glue-point="0" draw:end-shape="id7" draw:end-glue-point="2" svg:d="M10843 7668v-477h-1428v-476" svg:viewBox="0 0 1429 954">
          <text:p/>
        </draw:connector>
        <draw:connector draw:style-name="gr2" draw:text-style-name="P1" draw:layer="layout" svg:x1="10.843cm" svg:y1="7.668cm" svg:x2="12.519cm" svg:y2="6.715cm" draw:start-shape="id2" draw:start-glue-point="0" draw:end-shape="id8" draw:end-glue-point="2" svg:d="M10843 7668v-477h1676v-476" svg:viewBox="0 0 1677 954">
          <text:p/>
        </draw:connector>
        <draw:connector draw:style-name="gr2" draw:text-style-name="P1" draw:layer="layout" svg:x1="17.193cm" svg:y1="7.668cm" svg:x2="15.624cm" svg:y2="6.715cm" draw:start-shape="id6" draw:start-glue-point="0" draw:end-shape="id9" draw:end-glue-point="2" svg:d="M17193 7668v-477h-1569v-476" svg:viewBox="0 0 1570 954">
          <text:p/>
        </draw:connector>
        <draw:connector draw:style-name="gr2" draw:text-style-name="P1" draw:layer="layout" svg:x1="17.193cm" svg:y1="7.668cm" svg:x2="18.622cm" svg:y2="6.715cm" draw:start-shape="id6" draw:start-glue-point="0" draw:end-shape="id10" draw:end-glue-point="2" svg:d="M17193 7668v-477h1429v-476" svg:viewBox="0 0 1430 954">
          <text:p/>
        </draw:connector>
        <draw:connector draw:style-name="gr2" draw:text-style-name="P1" draw:layer="layout" svg:x1="9.414cm" svg:y1="3.54cm" svg:x2="9.415cm" svg:y2="4.81cm" draw:start-shape="id11" draw:start-glue-point="2" draw:end-shape="id7" draw:end-glue-point="0" svg:d="M9414 3540v634h1v636" svg:viewBox="0 0 2 1271">
          <text:p/>
        </draw:connector>
        <draw:connector draw:style-name="gr2" draw:text-style-name="P1" draw:layer="layout" svg:x1="12.518cm" svg:y1="3.54cm" svg:x2="12.519cm" svg:y2="4.81cm" draw:start-shape="id12" draw:start-glue-point="2" draw:end-shape="id8" draw:end-glue-point="0" svg:d="M12518 3540v634h1v636" svg:viewBox="0 0 2 1271">
          <text:p/>
        </draw:connector>
        <draw:connector draw:style-name="gr2" draw:text-style-name="P1" draw:layer="layout" svg:x1="15.623cm" svg:y1="3.54cm" svg:x2="15.624cm" svg:y2="4.81cm" draw:start-shape="id13" draw:start-glue-point="2" draw:end-shape="id9" draw:end-glue-point="0" svg:d="M15623 3540v634h1v636" svg:viewBox="0 0 2 1271">
          <text:p/>
        </draw:connector>
        <draw:connector draw:style-name="gr2" draw:text-style-name="P1" draw:layer="layout" svg:x1="18.621cm" svg:y1="3.54cm" svg:x2="18.622cm" svg:y2="4.81cm" draw:start-shape="id14" draw:start-glue-point="2" draw:end-shape="id10" draw:end-glue-point="0" svg:d="M18621 3540v634h1v636" svg:viewBox="0 0 2 1271">
          <text:p/>
        </draw:connector>
        <draw:custom-shape draw:style-name="gr1" draw:text-style-name="P2" xml:id="id15" draw:id="id15" draw:layer="layout" svg:width="5.08cm" svg:height="2.54cm" svg:x="11.478cm" svg:y="11.16cm">
          <text:p text:style-name="P1">GPS</text:p>
          <text:p text:style-name="P1">Tracker</text:p>
          <text:p text:style-name="P1">(TBD)</text:p>
          <draw:enhanced-geometry svg:viewBox="0 0 21600 21600" draw:type="rectangle" draw:enhanced-path="M 0 0 L 21600 0 21600 21600 0 21600 0 0 Z N"/>
        </draw:custom-shape>
        <draw:custom-shape draw:style-name="gr1" draw:text-style-name="P2" xml:id="id16" draw:id="id16" draw:layer="layout" svg:width="5.08cm" svg:height="2.54cm" svg:x="11.478cm" svg:y="14.335cm">
          <text:p text:style-name="P1">External</text:p>
          <text:p text:style-name="P1">Switch</text:p>
          <draw:enhanced-geometry svg:viewBox="0 0 21600 21600" draw:type="rectangle" draw:enhanced-path="M 0 0 L 21600 0 21600 21600 0 21600 0 0 Z N"/>
        </draw:custom-shape>
        <draw:custom-shape draw:style-name="gr1" draw:text-style-name="P2" xml:id="id17" draw:id="id17" draw:layer="layout" svg:width="5.08cm" svg:height="2.54cm" svg:x="11.478cm" svg:y="17.51cm">
          <text:p text:style-name="P1">Battery</text:p>
          <text:p text:style-name="P1">(TBD)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14.018cm" svg:y1="13.7cm" svg:x2="14.018cm" svg:y2="14.335cm" draw:start-shape="id15" draw:start-glue-point="2" draw:end-shape="id16" draw:end-glue-point="0" svg:d="M14018 13700v635" svg:viewBox="0 0 1 636">
          <text:p/>
        </draw:connector>
        <draw:connector draw:style-name="gr2" draw:text-style-name="P1" draw:layer="layout" svg:x1="14.018cm" svg:y1="16.875cm" svg:x2="14.018cm" svg:y2="17.51cm" draw:start-shape="id16" draw:start-glue-point="2" draw:end-shape="id17" draw:end-glue-point="0" svg:d="M14018 16875v635" svg:viewBox="0 0 1 636">
          <text:p/>
        </draw:connector>
        <draw:line draw:style-name="gr4" draw:text-style-name="P5" draw:layer="layout" svg:x1="7.35cm" svg:y1="5.128cm" svg:x2="22.273cm" svg:y2="5.128cm">
          <text:p/>
        </draw:line>
        <draw:custom-shape draw:style-name="gr5" draw:text-style-name="P3" draw:layer="layout" svg:width="4.445cm" svg:height="1.587cm" svg:x="21.32cm" svg:y="3.858cm">
          <text:p text:style-name="P1"><text:span text:style-name="T1">Safe Switches open with insertion of single pin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ot" draw:style="rect" draw:dots1="1" draw:dots1-length="100%" draw:distance="100%"/>
    <draw:stroke-dash draw:name="Long_20_Dash" draw:display-name="Long Dash" draw:style="rect" draw:dots1="1" draw:dots1-length="400%" draw:distance="300%"/>
    <draw:stroke-dash draw:name="Long_20_Dot" draw:display-name="Long Dot" draw:style="rect" draw:dots1="1" draw:dots1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9-16T19:10:40.447000000</meta:creation-date>
    <dc:date>2024-09-16T19:26:44.985000000</dc:date>
    <meta:editing-duration>PT16M3S</meta:editing-duration>
    <meta:editing-cycles>4</meta:editing-cycles>
    <meta:generator>LibreOffice/24.8.0.3$Windows_X86_64 LibreOffice_project/0bdf1299c94fe897b119f97f3c613e9dca6be583</meta:generator>
    <meta:document-statistic meta:object-count="35"/>
  </office:meta>
</office:document-meta>
</file>